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justify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5.751cm" svg:height="13.211cm" svg:x="1.04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265cm" svg:height="1.055cm" svg:x="1.993cm" svg:y="1.697cm">
          <draw:text-box>
            <text:p text:style-name="P2"><text:span text:style-name="T1">Häklers Mashup-Plattform</text:span></text:p>
          </draw:text-box>
        </draw:frame>
        <draw:frame draw:style-name="gr2" draw:text-style-name="P4" draw:layer="layout" svg:width="3.254cm" svg:height="0.983cm" svg:x="2.049cm" svg:y="3.278cm">
          <draw:text-box>
            <text:p text:style-name="P2"><text:span text:style-name="T2">Mashups</text:span></text:p>
          </draw:text-box>
        </draw:frame>
        <draw:frame draw:style-name="gr2" draw:text-style-name="P6" draw:layer="layout" svg:width="11.641cm" svg:height="7.371cm" svg:x="2.091cm" svg:y="4.339cm">
          <draw:text-box>
            <text:p text:style-name="P2"><text:span text:style-name="T3">1</text:span><text:span text:style-name="T3"><text:tab/></text:span><text:span text:style-name="T4">News from Finnish Rock Bands</text:span></text:p>
            <text:p text:style-name="P2"><text:span text:style-name="T3">2</text:span><text:span text:style-name="T3"><text:tab/></text:span><text:span text:style-name="T4">Brittish Folk Bands</text:span></text:p>
            <text:p text:style-name="P2"><text:span text:style-name="T3">3</text:span><text:span text:style-name="T3"><text:tab/></text:span><text:span text:style-name="T4">Hungarian Klassik Composers</text:span></text:p>
            <text:p text:style-name="P2"><text:span text:style-name="T3">4</text:span><text:span text:style-name="T3"><text:tab/></text:span><text:span text:style-name="T4">Italian Painters</text:span></text:p>
            <text:p text:style-name="P2"><text:span text:style-name="T3">5</text:span><text:span text:style-name="T3"><text:tab/></text:span><text:span text:style-name="T4">German Writers of the 20th century</text:span></text:p>
            <text:p text:style-name="P2"><text:span text:style-name="T3">6</text:span><text:span text:style-name="T3"><text:tab/></text:span><text:span text:style-name="T4">Swedish Pop Bands from the 70ies</text:span></text:p>
            <text:p text:style-name="P2"><text:span text:style-name="T3">7</text:span><text:span text:style-name="T3"><text:tab/></text:span><text:span text:style-name="T4">Polish Progressive Rock Bands</text:span></text:p>
            <text:p text:style-name="P2"><text:span text:style-name="T3">8</text:span><text:span text:style-name="T3"><text:tab/></text:span><text:span text:style-name="T4">Spanish Architects</text:span></text:p>
            <text:p text:style-name="P5"><text:span text:style-name="T3">9</text:span><text:span text:style-name="T3"><text:tab/></text:span><text:span text:style-name="T4">...</text:span></text:p>
            <text:p text:style-name="P5"><text:span text:style-name="T3">10</text:span><text:span text:style-name="T3"><text:tab/></text:span><text:span text:style-name="T4">...</text:span></text:p>
          </draw:text-box>
        </draw:frame>
        <draw:frame draw:style-name="gr2" draw:text-style-name="P6" draw:layer="layout" svg:width="3.812cm" svg:height="0.963cm" svg:x="10.198cm" svg:y="11.748cm">
          <draw:text-box>
            <text:p text:style-name="P2"><text:span text:style-name="T3">1 </text:span><text:span text:style-name="T4">2</text:span><text:span text:style-name="T3"> </text:span><text:span text:style-name="T4">3</text:span><text:span text:style-name="T3"> </text:span><text:span text:style-name="T4">4</text:span><text:span text:style-name="T3"> </text:span><text:span text:style-name="T4">next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Wild</meta:initial-creator>
    <meta:creation-date>2011-10-25T10:20:55.58</meta:creation-date>
    <dc:date>2011-10-25T11:43:37.28</dc:date>
    <dc:creator>Jan Wild</dc:creator>
    <meta:editing-duration>PT1H1M56S</meta:editing-duration>
    <meta:editing-cycles>6</meta:editing-cycles>
    <meta:generator>LibreOffice/3.4$Win32 LibreOffice_project/340m1$Build-302</meta:generator>
    <meta:document-statistic meta:object-count="5"/>
  </office:meta>
</office:document-meta>
</file>